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vertical-align="top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3" style:family="graphic" style:parent-style-name="standard">
      <style:graphic-properties draw:fill-color="#f79448" draw:textarea-horizontal-align="justify" draw:textarea-vertical-align="middle" draw:auto-grow-height="false" fo:min-height="0.95cm" fo:min-width="2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0.39cm" fo:min-width="2.0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text-position="0% 100%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9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style:text-position="0% 100%" fo:font-size="13pt" style:font-size-asian="13pt" style:font-size-complex="13pt"/>
    </style:style>
    <style:style style:name="T3" style:family="text">
      <style:text-properties fo:font-size="12pt"/>
    </style:style>
    <style:style style:name="T4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4.6cm" svg:height="19cm" draw:transform="skewX (-0.0036651914291874) translate (9.765cm 2.5cm)">
            <text:p text:style-name="P1"><text:span text:style-name="T1">Worker= «default » </text:span></text:p>
          </draw:rect>
          <draw:rect draw:style-name="gr1" draw:text-style-name="P3" draw:layer="layout" svg:width="4.6cm" svg:height="14.1cm" svg:x="2.565cm" svg:y="5.5cm">
            <text:p text:style-name="P1"><text:span text:style-name="T2">Worker= « tracking »</text:span></text:p>
          </draw:rect>
          <draw:custom-shape draw:style-name="gr2" draw:text-style-name="P4" xml:id="id1" draw:id="id1" draw:layer="layout" svg:width="3.9cm" svg:height="1.1cm" svg:x="10.115cm" svg:y="3.35cm">
            <text:p text:style-name="P4"><text:span text:style-name="T3">frameUpdaterSr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2" draw:id="id2" draw:layer="layout" svg:width="3.9cm" svg:height="1.2cm" svg:x="10.115cm" svg:y="6.35cm">
            <text:p text:style-name="P4"><text:span text:style-name="T3">sourceFr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2.065cm" svg:y1="4.45cm" svg:x2="12.065cm" svg:y2="6.35cm" draw:start-shape="id1" draw:start-glue-point="2" draw:end-shape="id2" draw:end-glue-point="0" svg:d="M12065 4450v1900">
            <text:p/>
          </draw:connector>
          <draw:connector draw:style-name="gr5" draw:text-style-name="P1" draw:layer="layout" svg:x1="12.065cm" svg:y1="7.55cm" svg:x2="12.065cm" svg:y2="16.15cm" draw:start-shape="id2" draw:start-glue-point="2" draw:end-shape="id3" draw:end-glue-point="0" svg:d="M12065 7550v8600">
            <text:p/>
          </draw:connector>
          <draw:custom-shape draw:style-name="gr2" draw:text-style-name="P4" xml:id="id4" draw:id="id4" draw:layer="layout" svg:width="3.9cm" svg:height="1.2cm" svg:x="10.115cm" svg:y="18.05cm">
            <text:p text:style-name="P4"><text:span text:style-name="T3">genericSceneSr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3" draw:id="id3" draw:layer="layout" svg:width="3.9cm" svg:height="1.2cm" svg:x="10.115cm" svg:y="16.15cm">
            <text:p text:style-name="P4"><text:span text:style-name="T3">videoAd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2.065cm" svg:y1="17.35cm" svg:x2="12.065cm" svg:y2="18.05cm" draw:start-shape="id3" draw:start-glue-point="2" draw:end-shape="id4" draw:end-glue-point="0" svg:d="M12065 17350v700">
            <text:p/>
          </draw:connector>
          <draw:connector draw:style-name="gr5" draw:text-style-name="P1" draw:layer="layout" svg:x1="10.115cm" svg:y1="6.95cm" svg:x2="6.865cm" svg:y2="6.95cm" draw:start-shape="id2" draw:end-shape="id5" draw:end-glue-point="1" svg:d="M10115 6950h-3250">
            <text:p/>
          </draw:connector>
          <draw:custom-shape draw:style-name="gr2" draw:text-style-name="P4" xml:id="id5" draw:id="id5" draw:layer="layout" svg:width="3.9cm" svg:height="1.2cm" svg:x="2.965cm" svg:y="6.35cm">
            <text:p text:style-name="P4"><text:span text:style-name="T3">trackerSr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6" draw:id="id6" draw:layer="layout" svg:width="3.9cm" svg:height="1.2cm" svg:x="2.965cm" svg:y="8.25cm">
            <text:p text:style-name="P4"><text:span text:style-name="T3">marker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15cm" svg:y1="7.55cm" svg:x2="4.915cm" svg:y2="8.25cm" draw:start-shape="id5" draw:end-shape="id6" draw:end-glue-point="0" svg:d="M4915 7550v700">
            <text:p/>
          </draw:connector>
          <draw:custom-shape draw:style-name="gr2" draw:text-style-name="P4" xml:id="id7" draw:id="id7" draw:layer="layout" svg:width="3.9cm" svg:height="1.2cm" svg:x="2.965cm" svg:y="10.25cm">
            <text:p text:style-name="P4"><text:span text:style-name="T3">registrationSr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15cm" svg:y1="9.45cm" svg:x2="4.915cm" svg:y2="10.25cm" draw:start-shape="id6" draw:start-glue-point="2" draw:end-shape="id7" draw:end-glue-point="0" svg:d="M4915 9450v800">
            <text:p/>
          </draw:connector>
          <draw:custom-shape draw:style-name="gr3" draw:text-style-name="P4" xml:id="id8" draw:id="id8" draw:layer="layout" svg:width="3.9cm" svg:height="1.2cm" svg:x="2.965cm" svg:y="12.25cm">
            <text:p text:style-name="P4"><text:span text:style-name="T3">markerTo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15cm" svg:y1="11.45cm" svg:x2="4.915cm" svg:y2="12.25cm" draw:start-shape="id7" draw:start-glue-point="2" draw:end-shape="id8" draw:end-glue-point="0" svg:d="M4915 11450v800">
            <text:p/>
          </draw:connector>
          <draw:custom-shape draw:style-name="gr2" draw:text-style-name="P4" xml:id="id9" draw:id="id9" draw:layer="layout" svg:width="3.9cm" svg:height="1.2cm" svg:x="2.965cm" svg:y="14.25cm">
            <text:p text:style-name="P4"><text:span text:style-name="T3">matrixReverserSr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15cm" svg:y1="13.45cm" svg:x2="4.915cm" svg:y2="14.25cm" draw:start-shape="id8" draw:start-glue-point="2" draw:end-shape="id9" draw:end-glue-point="0" svg:d="M4915 13450v800">
            <text:p/>
          </draw:connector>
          <draw:custom-shape draw:style-name="gr3" draw:text-style-name="P4" xml:id="id10" draw:id="id10" draw:layer="layout" svg:width="3.9cm" svg:height="1.2cm" svg:x="2.965cm" svg:y="16.15cm">
            <text:p text:style-name="P4"><text:span text:style-name="T3">cameraToMar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15cm" svg:y1="15.45cm" svg:x2="4.915cm" svg:y2="16.15cm" draw:start-shape="id9" draw:start-glue-point="2" draw:end-shape="id10" draw:end-glue-point="0" svg:d="M4915 15450v700">
            <text:p/>
          </draw:connector>
          <draw:custom-shape draw:style-name="gr2" draw:text-style-name="P4" xml:id="id11" draw:id="id11" draw:layer="layout" svg:width="3.9cm" svg:height="1.2cm" svg:x="2.965cm" svg:y="18.05cm">
            <text:p text:style-name="P4"><text:span text:style-name="T3">cameraAd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15cm" svg:y1="17.35cm" svg:x2="4.915cm" svg:y2="18.05cm" draw:start-shape="id10" draw:start-glue-point="2" draw:end-shape="id11" draw:end-glue-point="0" svg:d="M4915 17350v700">
            <text:p/>
          </draw:connector>
          <draw:connector draw:style-name="gr5" draw:text-style-name="P1" draw:layer="layout" svg:x1="6.865cm" svg:y1="18.65cm" svg:x2="10.115cm" svg:y2="18.65cm" draw:start-shape="id11" draw:start-glue-point="1" draw:end-shape="id4" draw:end-glue-point="3" svg:d="M6865 18650h3250">
            <text:p/>
          </draw:connector>
          <draw:custom-shape draw:style-name="gr6" draw:text-style-name="P5" xml:id="id12" draw:id="id12" draw:layer="layout" svg:width="3.9cm" svg:height="1.24cm" svg:x="10.104cm" svg:y="19.96cm">
            <text:p text:style-name="P5"><text:span text:style-name="T4">Re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2.065cm" svg:y1="19.25cm" svg:x2="12.054cm" svg:y2="19.96cm" draw:start-shape="id4" draw:start-glue-point="2" draw:end-shape="id12" draw:end-glue-point="0" svg:d="M12065 19250v355h-11v35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8T17:09:07.133149593</meta:creation-date>
    <dc:date>2020-10-27T10:55:03.39</dc:date>
    <meta:editing-duration>PT41M23S</meta:editing-duration>
    <meta:editing-cycles>13</meta:editing-cycles>
    <meta:generator>OpenOffice/4.1.6$Win32 OpenOffice.org_project/416m1$Build-9790</meta:generator>
    <dc:creator>Romain Manciaux</dc:creator>
    <meta:document-statistic meta:object-count="27"/>
  </office:meta>
</office:document-meta>
</file>